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3eb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PF-Assgn-24</text:p>
      <text:p text:style-name="Standard">def form_triangle(num1,num2,num3):</text:p>
      <text:p text:style-name="Standard"><text:s text:c="4"/>#Do not change the messages provided below</text:p>
      <text:p text:style-name="Standard"><text:s text:c="4"/>success="Triangle can be formed"</text:p>
      <text:p text:style-name="Standard"><text:s text:c="4"/>failure="Triangle can't be formed"</text:p>
      <text:p text:style-name="Standard"/>
      <text:p text:style-name="Standard"><text:s text:c="4"/>#Write your logic here</text:p>
      <text:p text:style-name="Standard"><text:s text:c="4"/>if(num1+num2&gt;num3 and num1+num3&gt;num2 and num2+num3&gt;num1):</text:p>
      <text:p text:style-name="Standard"><text:s text:c="9"/></text:p>
      <text:p text:style-name="Standard"><text:s text:c="4"/>#Use the following messages to return the result wherever necessary</text:p>
      <text:p text:style-name="Standard"><text:s text:c="8"/>return success</text:p>
      <text:p text:style-name="Standard"><text:s text:c="4"/>elif(num1==num2 or num1==num3 or num2==num3):</text:p>
      <text:p text:style-name="Standard"><text:s text:c="8"/>return success</text:p>
      <text:p text:style-name="Standard"><text:s text:c="4"/>else:</text:p>
      <text:p text:style-name="Standard"><text:s text:c="8"/>return failure</text:p>
      <text:p text:style-name="Standard"/>
      <text:p text:style-name="Standard">#Provide different values for the variables, num1, num2, num3 and test your program</text:p>
      <text:p text:style-name="Standard">num1=3</text:p>
      <text:p text:style-name="Standard">num2=3</text:p>
      <text:p text:style-name="Standard">num3=5</text:p>
      <text:p text:style-name="Standard">form_triangle(num1, num2, num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4:58:50.065740414</meta:creation-date>
    <dc:date>2019-05-29T15:22:11.765004362</dc:date>
    <meta:editing-duration>PT23M21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68" meta:character-count="589" meta:non-whitespace-character-count="474"/>
  </office:meta>
</office:document-meta>
</file>